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137b" officeooo:paragraph-rsid="000713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= RobertoDeNegro</text:p>
      <text:p text:style-name="P1">Class = 5.5</text:p>
      <text:p text:style-name="P1">Desired Income = 500k +</text:p>
      <text:p text:style-name="P1">Home = Everywhere and no where</text:p>
      <text:p text:style-name="P1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30T15:03:15.963757464</meta:creation-date>
    <dc:date>2024-11-30T15:12:53.891142595</dc:date>
    <meta:editing-duration>PT9M39S</meta:editing-duration>
    <meta:editing-cycles>1</meta:editing-cycles>
    <meta:document-statistic meta:table-count="0" meta:image-count="0" meta:object-count="0" meta:page-count="1" meta:paragraph-count="5" meta:word-count="17" meta:character-count="86" meta:non-whitespace-character-count="72"/>
    <meta:generator>LibreOffice/24.2.6.2$Linux_X86_64 LibreOffice_project/420$Build-2</meta:generator>
  </office:meta>
</office:document-meta>
</file>